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style:font-size-asian="18pt" style:font-size-complex="18pt"/>
    </style:style>
    <style:style style:name="T6" style:family="text">
      <style:text-properties fo:color="#ff3333" style:font-name="DejaVu Sans Mono1" fo:font-size="18pt" style:font-size-asian="18pt" style:font-size-complex="18pt"/>
    </style:style>
    <style:style style:name="T7" style:family="text">
      <style:text-properties fo:color="#000000" style:font-name="DejaVu Sans Mono1" fo:font-size="22pt" style:font-size-asian="22pt" style:font-size-complex="22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><text:span text:style-name="T5">(-5,5) -&gt; (0,</text:span><text:span text:style-name="T6">0000</text:span><text:span text:style-name="T5">)</text:span></text:p>
            <text:p><text:span text:style-name="T5">(-2,3) -&gt; (1,</text:span><text:span text:style-name="T6">0001</text:span><text:span text:style-name="T5">)</text:span></text:p>
            <text:p><text:span text:style-name="T5">(-4,8) -&gt; (1,</text:span><text:span text:style-name="T6">0002</text:span><text:span text:style-name="T5">)</text:span></text:p>
            <text:p><text:span text:style-name="T5">(-2,7) -&gt; (5,</text:span><text:span text:style-name="T6">0010</text:span><text:span text:style-name="T5">)</text:span></text:p>
            <text:p><text:span text:style-name="T5">(1,5) <text:s/>-&gt; (6,</text:span><text:span text:style-name="T6">0011</text:span><text:span text:style-name="T5">)</text:span></text:p>
            <text:p><text:span text:style-name="T5"><text:s text:c="6"/></text:span><text:span text:style-name="T7">...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3">0</text:span><text:span text:style-name="T1"> </text:span><text:span text:style-name="T2">-2</text:span><text:span text:style-name="T3">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3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7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9">0</text:span></text:p>
          </draw:text-box>
        </draw:frame>
        <draw:frame draw:style-name="gr4" draw:text-style-name="P3" draw:layer="layout" svg:width="7.687cm" svg:height="9.936cm" svg:x="12.906cm" svg:y="7.553cm">
          <draw:text-box>
            <text:p><text:span text:style-name="T5">(4,-8) -&gt; (0,</text:span><text:span text:style-name="T6">0000</text:span><text:span text:style-name="T5">)</text:span></text:p>
            <text:p><text:span text:style-name="T5">(2,-6) -&gt; (0,</text:span><text:span text:style-name="T6">0001</text:span><text:span text:style-name="T5">)</text:span></text:p>
            <text:p><text:span text:style-name="T5">(4,-7) -&gt; (0,</text:span><text:span text:style-name="T6">0002</text:span><text:span text:style-name="T5">)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49:41.843543070</dc:date>
    <dc:creator>elucterio </dc:creator>
    <meta:editing-duration>PT2H9M8S</meta:editing-duration>
    <meta:editing-cycles>23</meta:editing-cycles>
    <meta:generator>LibreOffice/4.2.8.2$Linux_X86_64 LibreOffice_project/420m0$Build-2</meta:generator>
    <meta:document-statistic meta:object-count="14"/>
  </office:meta>
</office:document-meta>
</file>